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 svg:font-family="Mangal" style:font-pitch="variable"/>
    <style:font-face style:name="Albany" svg:font-family="Albany"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text-properties style:font-name="Cambria" fo:font-size="12pt" style:font-size-asian="12pt" style:font-size-complex="12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opperplate Gothic Bold" style:font-size-asian="12pt" style:font-style-asian="normal" style:font-weight-asian="normal" style:font-name-complex="Copperplate Gothic Bold" style:font-size-complex="12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5pt" fo:font-style="normal" fo:text-shadow="none" style:text-underline-style="none" fo:font-weight="bold" style:font-name-asian="Copperplate Gothic Bold" style:font-size-asian="15pt" style:font-style-asian="normal" style:font-weight-asian="bold" style:font-name-complex="Copperplate Gothic Bold" style:font-size-complex="15pt" style:font-style-complex="normal" style:font-weight-complex="bold" style:text-emphasize="none"/>
    </style:style>
    <style:style style:name="P7" style:family="paragraph" style:parent-style-name="Standard">
      <style:paragraph-properties fo:margin-left="0in" fo:margin-right="0in" fo:margin-top="0in" fo:margin-bottom="0in" style:line-height-at-least="0.139in" fo:text-indent="0in" style:auto-text-indent="false" style:text-autospace="none"/>
      <style:text-properties fo:color="#333333"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8" style:family="paragraph" style:parent-style-name="Standard">
      <style:paragraph-properties fo:margin-left="0in" fo:margin-right="0in" fo:margin-top="0in" fo:margin-bottom="0in" style:line-height-at-least="0.139in" fo:text-indent="0in" style:auto-text-indent="false" style:text-autospace="none"/>
      <style:text-properties fo:color="#000000"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9" style:family="paragraph" style:parent-style-name="Standard">
      <style:paragraph-properties fo:margin-left="0in" fo:margin-right="0in" fo:margin-top="0in" fo:margin-bottom="0in" style:line-height-at-least="0.139in" fo:text-indent="0in" style:auto-text-indent="false" style:text-autospace="none"/>
      <style:text-properties fo:color="#000000" style:text-outline="false" style:text-line-through-style="none" style:font-name="Cambria" fo:font-size="15pt" fo:font-style="normal" fo:text-shadow="none" style:text-underline-style="none" fo:font-weight="bold" style:font-name-asian="Copperplate Gothic Bold" style:font-size-asian="15pt" style:font-style-asian="normal" style:font-weight-asian="bold" style:font-name-complex="Copperplate Gothic Bold" style:font-size-complex="15pt" style:font-style-complex="normal" style:font-weight-complex="bold" style:text-emphasize="none"/>
    </style:style>
    <style:style style:name="P10" style:family="paragraph" style:parent-style-name="Standard">
      <style:paragraph-properties fo:margin-left="0in" fo:margin-right="0in" fo:margin-top="0in" fo:margin-bottom="0in" style:line-height-at-least="0.139in" fo:text-align="center" style:justify-single-word="false" fo:text-indent="0in" style:auto-text-indent="false" style:text-autospace="none"/>
      <style:text-properties fo:color="#94476b" style:text-outline="false" style:text-line-through-style="none" style:font-name="Cambria" fo:font-size="22pt" fo:font-style="normal" fo:text-shadow="none" style:text-underline-style="none" fo:font-weight="bold" style:font-name-asian="Albany" style:font-size-asian="22pt" style:font-style-asian="normal" style:font-weight-asian="bold" style:font-name-complex="Albany" style:font-size-complex="22pt" style:font-style-complex="normal" style:font-weight-complex="bold" style:text-emphasize="none"/>
    </style:style>
    <style:style style:name="P11" style:family="paragraph" style:parent-style-name="Standard">
      <style:paragraph-properties fo:margin-left="0in" fo:margin-right="0in" fo:margin-top="0in" fo:margin-bottom="0in" style:line-height-at-least="0.139in" fo:text-indent="0in" style:auto-text-indent="false" style:text-autospace="none"/>
      <style:text-properties style:font-name="Cambria" fo:font-size="15pt" style:font-size-asian="15pt" style:font-size-complex="15pt"/>
    </style:style>
    <style:style style:name="P12" style:family="paragraph" style:parent-style-name="Standard">
      <style:paragraph-properties fo:margin-left="0in" fo:margin-right="0in" fo:margin-top="0in" fo:margin-bottom="0in" style:line-height-at-least="0.139in" fo:text-indent="0in" style:auto-text-indent="false" style:text-autospace="none"/>
      <style:text-properties style:font-name="Cambria" fo:font-size="12pt" style:font-size-asian="12pt" style:font-size-complex="12pt"/>
    </style:style>
    <style:style style:name="P13" style:family="paragraph" style:parent-style-name="Standard">
      <style:paragraph-properties fo:margin-left="0in" fo:margin-right="0in" fo:text-indent="0in" style:auto-text-indent="false"/>
      <style:text-properties style:font-name="Cambria" fo:font-size="12pt" style:font-size-asian="12pt" style:font-size-complex="12pt"/>
    </style:style>
    <style:style style:name="P14" style:family="paragraph" style:parent-style-name="Standard" style:list-style-name="L1">
      <style:paragraph-properties fo:margin-left="0in" fo:margin-right="0in" fo:text-indent="0in" style:auto-text-indent="false"/>
      <style:text-properties style:font-name="Cambria" fo:font-size="12pt" style:font-size-asian="12pt" style:font-size-complex="12pt"/>
    </style:style>
    <style:style style:name="P15" style:family="paragraph" style:parent-style-name="Standard" style:list-style-name="L2">
      <style:paragraph-properties fo:margin-left="0in" fo:margin-right="0in" fo:text-indent="0in" style:auto-text-indent="false"/>
      <style:text-properties style:font-name="Cambria" fo:font-size="12pt" style:font-size-asian="12pt" style:font-size-complex="12pt"/>
    </style:style>
    <style:style style:name="P16" style:family="paragraph" style:parent-style-name="Standard" style:list-style-name="L3">
      <style:paragraph-properties fo:margin-left="0in" fo:margin-right="0in" fo:text-indent="0in" style:auto-text-indent="false"/>
      <style:text-properties style:font-name="Cambria" fo:font-size="12pt" style:font-size-asian="12pt" style:font-size-complex="12pt"/>
    </style:style>
    <style:style style:name="P17" style:family="paragraph" style:parent-style-name="Standard" style:list-style-name="L4">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18" style:family="paragraph" style:parent-style-name="Standard" style:list-style-name="L6">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19" style:family="paragraph" style:parent-style-name="Standard" style:list-style-name="L7">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2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21" style:family="paragraph" style:parent-style-name="Standard" style:list-style-name="L8">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22"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ambri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3" style:family="paragraph" style:parent-style-name="Standard" style:list-style-name="L5">
      <style:paragraph-properties fo:margin-left="0in" fo:margin-right="0in" fo:margin-top="0in" fo:margin-bottom="0in" style:line-height-at-least="0.139in" fo:text-indent="0in" style:auto-text-indent="false" style:text-autospace="none"/>
      <style:text-properties fo:color="#333333"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24" style:family="paragraph" style:parent-style-name="Standard">
      <style:paragraph-properties fo:margin-left="0in" fo:margin-right="0in" fo:margin-top="0in" fo:margin-bottom="0in" style:line-height-at-least="0.139in" fo:text-indent="0in" style:auto-text-indent="false" style:text-autospace="none"/>
      <style:text-properties fo:color="#333333"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style>
    <style:style style:name="P25" style:family="paragraph" style:parent-style-name="Standard" style:list-style-name="L3">
      <style:paragraph-properties fo:margin-left="-0.0626in" fo:margin-right="0in" fo:text-indent="0in" style:auto-text-indent="false"/>
      <style:text-properties style:font-name="Cambria" fo:font-size="12pt" style:font-size-asian="12pt" style:font-size-complex="12pt"/>
    </style:style>
    <style:style style:name="T1" style:family="text">
      <style:text-properties fo:color="#333333"/>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000000" style:text-outline="false" style:text-line-through-style="none" fo:font-size="12pt" fo:font-style="normal" fo:text-shadow="none" style:text-underline-style="none" fo:font-weight="normal" style:font-name-asian="Copperplate Gothic Bold" style:font-size-asian="12pt" style:font-style-asian="normal" style:font-weight-asian="normal" style:font-name-complex="Copperplate Gothic Bold" style:font-size-complex="12pt" style:font-style-complex="normal" style:font-weight-complex="normal" style:text-emphasize="non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 SECURITY <text:s/>RELATED <text:s/>POINTS</text:p>
      <text:p text:style-name="P2"/>
      <text:p text:style-name="P9">GENERAL :</text:p>
      <text:p text:style-name="P9"/>
      <text:p text:style-name="P11"><text:span text:style-name="T4">1.</text:span><text:span text:style-name="T3">C</text:span><text:span text:style-name="T2">heck for SQL injection attacks</text:span></text:p>
      <text:p text:style-name="P12"/>
      <text:p text:style-name="P12">2.Avoid Escape special characters in input</text:p>
      <text:p text:style-name="P12"/>
      <text:list xml:id="list31440704" text:style-name="L1">
        <text:list-header>
          <text:p text:style-name="P14">3.Test for memory leakage</text:p>
        </text:list-header>
      </text:list>
      <text:p text:style-name="P13"/>
      <text:list xml:id="list31432952" text:style-name="L2">
        <text:list-header>
          <text:p text:style-name="P15">4.Test file extension handing so that exe files are not uploaded and executed on server</text:p>
        </text:list-header>
      </text:list>
      <text:p text:style-name="P13"/>
      <text:list xml:id="list31421397" text:style-name="L3">
        <text:list-header>
          <text:p text:style-name="P16">5.File upload functionality should use file type restrictions and also anti-virus for scanning uploaded files</text:p>
          <text:p text:style-name="P25"/>
        </text:list-header>
      </text:list>
      <text:p text:style-name="P13">6. try to avoid <text:s/>copy paste for some import notification , password , captch and secured pages content </text:p>
      <text:p text:style-name="P2"/>
      <text:p text:style-name="P2"/>
      <text:p text:style-name="P9">PASSWORD AND FINANCIAL <text:s/>DETAILS :</text:p>
      <text:p text:style-name="P3"/>
      <text:p text:style-name="P4">1. <text:s text:c="4"/>Verify the important information like password, credit card numbers etc should display in encrypted format. <text:s text:c="2"/></text:p>
      <text:p text:style-name="P4"><text:s/></text:p>
      <text:p text:style-name="P4"><text:s text:c="5"/>Should not view those detail in user side</text:p>
      <text:p text:style-name="P4"/>
      <text:p text:style-name="P4"/>
      <text:p text:style-name="P4">2.Verify password rules are implemented on all authentication pages like Registration, forgot password, change password. <text:s text:c="6"/></text:p>
      <text:p text:style-name="P4"><text:s text:c="5"/>a. should be in validation , </text:p>
      <text:p text:style-name="P4"><text:s text:c="5"/>b. should be in strong strength ,</text:p>
      <text:p text:style-name="P4"><text:s text:c="5"/>c. should be in all type of character</text:p>
      <text:p text:style-name="P4"><text:s text:c="5"/>d. should not accept old pwd on that changing time </text:p>
      <text:p text:style-name="P4"><text:s text:c="5"/>e. for forgot pwd should not to come original pwd should have to come randomly </text:p>
      <text:p text:style-name="P4"><text:s text:c="4"/>f. <text:span text:style-name="T1">Check the valid and invalid passwords, password rules say cannot be less than 6 characters, user id and password cannot be the same etc.</text:span></text:p>
      <text:p text:style-name="P7"/>
      <text:p text:style-name="P4"><text:s/></text:p>
      <text:p text:style-name="P4">3.Verify if the password is changed the user should not be able to login with the old password.</text:p>
      <text:p text:style-name="P4"><text:s text:c="8"/>After change the pwd should not accepted old pwd , try to take from cookies and give old pwd that time also should not to be accept</text:p>
      <text:p text:style-name="P4"><text:s text:c="6"/>after change pwd , session must to clear if multi tab opened </text:p>
      <text:p text:style-name="P5"/>
      <text:p text:style-name="P5"/>
      <text:p text:style-name="P4">4..Verify the cookie information is stored in encrypted format</text:p>
      <text:p text:style-name="P4"/>
      <text:p text:style-name="P4"><text:soft-page-break/></text:p>
      <text:p text:style-name="P4">5. remember pwd should be in validation , like captcha code like</text:p>
      <text:p text:style-name="P4"><text:s text:c="4"/>and <text:s/>captcha code should not be repeated one </text:p>
      <text:p text:style-name="P5"/>
      <text:p text:style-name="P5"/>
      <text:p text:style-name="P4">6.user id and pwd should not be in common one</text:p>
      <text:p text:style-name="P5"/>
      <text:list xml:id="list31422174" text:style-name="L4">
        <text:list-header>
          <text:p text:style-name="P17">7.verify the cookies password and secured details should not store</text:p>
        </text:list-header>
      </text:list>
      <text:p text:style-name="P4"/>
      <text:p text:style-name="P4"/>
      <text:p text:style-name="P7">8.Check does your server lock out an individual who has tried to access your site multiple times with invalid login/password information?</text:p>
      <text:p text:style-name="P5"/>
      <text:p text:style-name="P5"/>
      <text:p text:style-name="P4">9.<text:span text:style-name="T1">Verified that important i.e. sensitive information such as passwords, ID numbers, credit card numbers, etc should not get displayed in the input box when typing. They should be encrypted and in asterix format</text:span></text:p>
      <text:p text:style-name="P7"/>
      <text:p text:style-name="P7"/>
      <text:p text:style-name="P4"><text:span text:style-name="T1">10.Check Are you prevented from doing direct searches by editing and copy content in the URL?</text:span> Eg:banking site after log in should not to allowed to edit the URL</text:p>
      <text:p text:style-name="P5"/>
      <text:p text:style-name="P8"/>
      <text:p text:style-name="P8">11.Add or modify important information (passwords, ID numbers, credit card number, etc.). Check if it gets reflected immediately or caching the old values</text:p>
      <text:p text:style-name="P8"/>
      <text:p text:style-name="P8"/>
      <text:p text:style-name="P8"/>
      <text:p text:style-name="P8"/>
      <text:p text:style-name="P9">ERROR MESSAGE:-</text:p>
      <text:p text:style-name="P8"/>
      <text:p text:style-name="P8"/>
      <text:p text:style-name="P4">1.Verify the error messages should not display any sensitive information.-</text:p>
      <text:p text:style-name="P4"><text:s text:c="11"/></text:p>
      <text:p text:style-name="P4"/>
      <text:p text:style-name="P4">2.Verify if, any functionality is not working, the system should not display any application, server, or database information. Instead, it should display the customer error Page</text:p>
      <text:p text:style-name="P5"/>
      <text:p text:style-name="P5"/>
      <text:p text:style-name="P7">3.Verify that Error Message does not contain malicious info so that hacker will use this information to hack web site</text:p>
      <text:p text:style-name="P4"/>
      <text:p text:style-name="P4"/>
      <text:p text:style-name="P6">SESSION AND URL:-</text:p>
      <text:p text:style-name="P5"/>
      <text:p text:style-name="P7">1.Verify if the user is logged out from the system or user session was expired, the user should not be able to navigate the site.-</text:p>
      <text:p text:style-name="P4"><text:soft-page-break/><text:s text:c="7"/>session must to be clear after some time </text:p>
      <text:p text:style-name="P4"><text:s text:c="7"/>if <text:s/>not log out system has shut down mean that <text:s/>while on that the page should not restore without log in </text:p>
      <text:p text:style-name="P4">2.Verify to access the secured and non secured web pages directly without login</text:p>
      <text:p text:style-name="P4">3.Verify the user account gets locked out if the user is entering the wrong password several times.</text:p>
      <text:p text:style-name="P4"><text:s text:c="3"/>Give limited log in access <text:s text:c="2"/></text:p>
      <text:p text:style-name="P4">4.Verify the cookies should not store passwords</text:p>
      <text:p text:style-name="P4">5. Try to directly access bookmarked web page without login to the system.</text:p>
      <text:p text:style-name="P4"><text:s text:c="4"/></text:p>
      <text:p text:style-name="P7"><text:s text:c="25"/>if log page <text:s/>page accessed in bookmark , while click book mark that time should not allowed to</text:p>
      <text:p text:style-name="P7"><text:s/>access the log in page</text:p>
      <text:list xml:id="list31428563" text:style-name="L5">
        <text:list-header>
          <text:p text:style-name="P23">6.Check Is bookmarking disabled on secure pages? Bookmarking Should be disabled on secure pages</text:p>
        </text:list-header>
      </text:list>
      <text:p text:style-name="P7">7.Verify the timeout condition, after timeout user should not able to navigate through the site</text:p>
      <text:p text:style-name="P4"><text:span text:style-name="T1">8.Verify that restricted page should not be accessible by user after session time out.</text:span> </text:p>
      <text:p text:style-name="P7">ID / password authentication, the same account on different machines cannot log on at the same time. So at a time only one user can login to the system with a user id</text:p>
      <text:p text:style-name="P4">9.Verify the session values are in an encrypted format in the address bar.</text:p>
      <text:p text:style-name="P4">10. <text:s text:c="4"/>For financial sites, Browser back button should not work. </text:p>
      <text:list xml:id="list31416319" text:style-name="L6">
        <text:list-item>
          <text:p text:style-name="P18">URL should be in secure should not be original id showed for registration use, member creation In URL itself</text:p>
        </text:list-item>
      </text:list>
      <text:list xml:id="list31415007" text:style-name="L7">
        <text:list-header>
          <text:p text:style-name="P19">12.Test unauthorized application access by manipulating variable values in browser address bar</text:p>
        </text:list-header>
      </text:list>
      <text:list xml:id="list31445636" text:style-name="L8">
        <text:list-item>
          <text:p text:style-name="P21">Check if directory listing is prohibited</text:p>
        </text:list-item>
        <text:list-item>
          <text:p text:style-name="P21">in url should not come website/application name </text:p>
        </text:list-item>
      </text:list>
      <text:p text:style-name="P4"/>
      <text:p text:style-name="P4"/>
      <text:p text:style-name="P4"/>
      <text:p text:style-name="P4"/>
      <text:p text:style-name="P6">DOWNLOAD LINKS:-</text:p>
      <text:p text:style-name="P3"/>
      <text:p text:style-name="P4"><text:span text:style-name="T1">1. Verify that system should restrict you to download the file without sign in on the system.</text:span> </text:p>
      <text:p text:style-name="P4"><text:s text:c="20"/>If anything have download link that time should not allowed to download without log in <text:s/>and same time <text:s/>should allowed to access any any secure page in that link</text:p>
      <text:p text:style-name="P4"/>
      <text:p text:style-name="P4"/>
      <text:p text:style-name="P6">SOURCE CODE :-</text:p>
      <text:p text:style-name="P3"/>
      <text:p text:style-name="P4">1 .Verify the “View Source code” option is disabled and should not be visible to the user.-</text:p>
      <text:p text:style-name="P5"/>
      <text:p text:style-name="P5"/>
      <text:p text:style-name="P4"><text:span text:style-name="T1">2.Check Is Right Click, View, Source disabled? Source code should not be visible to user.</text:span> </text:p>
      <text:p text:style-name="P4"><text:s text:c="14"/>Should not allowed to get the web site again by this code</text:p>
      <text:p text:style-name="P4"/>
      <text:p text:style-name="P4"/>
      <text:p text:style-name="P6">LOG DETAILS:-</text:p>
      <text:p text:style-name="P3"/>
      <text:p text:style-name="P4"><text:soft-page-break/>1.Verify the user roles and their rights. For Example The requester should not be able to access the admin page</text:p>
      <text:p text:style-name="P4"><text:s text:c="15"/></text:p>
      <text:p text:style-name="P4"/>
      <text:p text:style-name="P4">2. <text:s text:c="2"/>Verify the important operations are written in log files, and that information should be traceable.- </text:p>
      <text:p text:style-name="P4"><text:s text:c="16"/>secure detail should not be in clear in log details becz its easy to trace for eg <text:s/>change pwd details should not be in clear</text:p>
      <text:p text:style-name="P4"/>
      <text:p text:style-name="P3"/>
      <text:p text:style-name="P4"/>
      <text:p text:style-name="P3"/>
      <text:p text:style-name="P4"/>
      <text:p text:style-name="P3"/>
      <text:p text:style-name="P4"/>
      <text:p text:style-name="P7"/>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 svg:font-family="Mangal" style:font-pitch="variable"/>
    <style:font-face style:name="Albany" svg:font-family="Albany"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aqua_7e_LT_7e_Gliederung_20_1" style:display-name="lyt-aqua~LT~Gliederung 1" style:family="paragraph">
      <style:paragraph-properties fo:margin-left="0in" fo:margin-right="0in" fo:margin-top="0in" fo:margin-bottom="0.1965in" fo:text-indent="0in"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2.3626in" fo:margin-right="0in" fo:margin-top="0in" fo:margin-bottom="0.0398in"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in" fo:margin-right="0in" fo:text-align="center" style:justify-single-word="false" fo:text-indent="-0.2362in"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lyt-movwaves_7e_LT_7e_Gliederung_20_1" style:display-name="lyt-movwaves~LT~Gliederung 1" style:family="paragraph">
      <style:paragraph-properties fo:margin-left="0in" fo:margin-right="0in" fo:margin-top="0in" fo:margin-bottom="0.1965in" fo:text-indent="0in"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movwaves_7e_LT_7e_Gliederung_20_2" style:display-name="lyt-movwaves~LT~Gliederung 2" style:family="paragraph" style:parent-style-name="lyt-movwaves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movwaves_7e_LT_7e_Gliederung_20_3" style:display-name="lyt-movwaves~LT~Gliederung 3" style:family="paragraph" style:parent-style-name="lyt-movwaves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movwaves_7e_LT_7e_Gliederung_20_4" style:display-name="lyt-movwaves~LT~Gliederung 4" style:family="paragraph" style:parent-style-name="lyt-movwaves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movwaves_7e_LT_7e_Gliederung_20_5" style:display-name="lyt-movwaves~LT~Gliederung 5" style:family="paragraph" style:parent-style-name="lyt-movwaves_7e_LT_7e_Gliederung_20_4">
      <style:paragraph-properties fo:margin-left="2.3626in" fo:margin-right="0in" fo:margin-top="0in" fo:margin-bottom="0.0398in" fo:text-indent="-0.2362in" style:auto-text-indent="false">
        <style:tab-stops/>
      </style:paragraph-properties>
    </style:style>
    <style:style style:name="lyt-movwaves_7e_LT_7e_Gliederung_20_6" style:display-name="lyt-movwaves~LT~Gliederung 6" style:family="paragraph" style:parent-style-name="lyt-movwaves_7e_LT_7e_Gliederung_20_5">
      <style:paragraph-properties fo:margin-left="2.8346in" fo:margin-right="0in" fo:text-indent="-0.2362in" style:auto-text-indent="false">
        <style:tab-stops/>
      </style:paragraph-properties>
    </style:style>
    <style:style style:name="lyt-movwaves_7e_LT_7e_Gliederung_20_7" style:display-name="lyt-movwaves~LT~Gliederung 7" style:family="paragraph" style:parent-style-name="lyt-movwaves_7e_LT_7e_Gliederung_20_6">
      <style:paragraph-properties fo:margin-left="3.3071in" fo:margin-right="0in" fo:text-indent="-0.2362in" style:auto-text-indent="false">
        <style:tab-stops/>
      </style:paragraph-properties>
    </style:style>
    <style:style style:name="lyt-movwaves_7e_LT_7e_Gliederung_20_8" style:display-name="lyt-movwaves~LT~Gliederung 8" style:family="paragraph" style:parent-style-name="lyt-movwaves_7e_LT_7e_Gliederung_20_7">
      <style:paragraph-properties fo:margin-left="3.7799in" fo:margin-right="0in" fo:text-indent="-0.2362in" style:auto-text-indent="false">
        <style:tab-stops/>
      </style:paragraph-properties>
    </style:style>
    <style:style style:name="lyt-movwaves_7e_LT_7e_Gliederung_20_9" style:display-name="lyt-movwaves~LT~Gliederung 9" style:family="paragraph" style:parent-style-name="lyt-movwaves_7e_LT_7e_Gliederung_20_8">
      <style:paragraph-properties fo:margin-left="4.252in" fo:margin-right="0in" fo:text-indent="-0.2362in" style:auto-text-indent="false">
        <style:tab-stops/>
      </style:paragraph-properties>
    </style:style>
    <style:style style:name="lyt-movwaves_7e_LT_7e_Titel" style:display-name="lyt-movwav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movwaves_7e_LT_7e_Untertitel" style:display-name="lyt-movwaves~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movwaves_7e_LT_7e_Notizen" style:display-name="lyt-movwaves~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movwaves_7e_LT_7e_Hintergrundobjekte" style:display-name="lyt-movwaves~LT~Hintergrundobjekte" style:family="paragraph">
      <style:paragraph-properties style:text-autospace="none"/>
    </style:style>
    <style:style style:name="lyt-movwaves_7e_LT_7e_Hintergrund" style:display-name="lyt-movwaves~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1-20T10:03:17.15</meta:creation-date>
    <dc:date>2016-02-03T11:28:16.67</dc:date>
    <meta:editing-duration>PT31M15S</meta:editing-duration>
    <meta:editing-cycles>17</meta:editing-cycles>
    <meta:generator>OpenOffice.org/3.3$Win32 OpenOffice.org_project/330m20$Build-9567</meta:generator>
    <meta:document-statistic meta:table-count="0" meta:image-count="0" meta:object-count="0" meta:page-count="4" meta:paragraph-count="71" meta:word-count="894" meta:character-count="5408"/>
  </office:meta>
</office:document-meta>
</file>